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4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2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4" table:default-cell-style-name="ce7"/>
        <table:table-row table:style-name="ro1">
          <table:table-cell table:style-name="ce1" office:value-type="string">
            <text:p>Gramm Alkohol pro Tag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008">
            <text:p>2008</text:p>
          </table:table-cell>
          <table:table-cell/>
          <table:table-cell table:style-name="Default" office:value-type="string">
            <text:p>Wachstum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>
            <text:p>Burgenland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/>
          <table:table-cell table:formula="of:=(100/[.B3])*[.C3]-100" office:value-type="float" office:value="15.7894736842105">
            <text:p>15,79</text:p>
          </table:table-cell>
        </table:table-row>
        <table:table-row table:style-name="ro1">
          <table:table-cell office:value-type="string">
            <text:p>Kärnten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/>
          <table:table-cell table:formula="of:=(100/[.B4])*[.C4]-100" office:value-type="float" office:value="-34.2857142857143">
            <text:p>-34,29</text:p>
          </table:table-cell>
        </table:table-row>
        <table:table-row table:style-name="ro1">
          <table:table-cell office:value-type="string">
            <text:p>Niederösterreich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/>
          <table:table-cell table:formula="of:=(100/[.B5])*[.C5]-100" office:value-type="float" office:value="-25">
            <text:p>-25,00</text:p>
          </table:table-cell>
        </table:table-row>
        <table:table-row table:style-name="ro1">
          <table:table-cell office:value-type="string">
            <text:p>Oberösterreich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/>
          <table:table-cell table:formula="of:=(100/[.B6])*[.C6]-100" office:value-type="float" office:value="-12.1212121212121">
            <text:p>-12,12</text:p>
          </table:table-cell>
        </table:table-row>
        <table:table-row table:style-name="ro1">
          <table:table-cell office:value-type="string">
            <text:p>Salzburg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/>
          <table:table-cell table:formula="of:=(100/[.B7])*[.C7]-100" office:value-type="float" office:value="50">
            <text:p>50,00</text:p>
          </table:table-cell>
        </table:table-row>
        <table:table-row table:style-name="ro1">
          <table:table-cell office:value-type="string">
            <text:p>Steiermark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/>
          <table:table-cell table:formula="of:=(100/[.B8])*[.C8]-100" office:value-type="float" office:value="-17.6470588235294">
            <text:p>-17,65</text:p>
          </table:table-cell>
        </table:table-row>
        <table:table-row table:style-name="ro1">
          <table:table-cell office:value-type="string">
            <text:p>Tirol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/>
          <table:table-cell table:formula="of:=(100/[.B9])*[.C9]-100" office:value-type="float" office:value="-10.7142857142857">
            <text:p>-10,71</text:p>
          </table:table-cell>
        </table:table-row>
        <table:table-row table:style-name="ro1">
          <table:table-cell office:value-type="string">
            <text:p>Vorarlberg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/>
          <table:table-cell table:formula="of:=(100/[.B10])*[.C10]-100" office:value-type="float" office:value="-54.8387096774194">
            <text:p>-54,84</text:p>
          </table:table-cell>
        </table:table-row>
        <table:table-row table:style-name="ro1">
          <table:table-cell office:value-type="string">
            <text:p>Wien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/>
          <table:table-cell table:formula="of:=(100/[.B11])*[.C11]-100" office:value-type="float" office:value="17.8571428571429">
            <text:p>17,86</text:p>
          </table:table-cell>
        </table:table-row>
        <table:table-row table:style-name="ro1">
          <table:table-cell office:value-type="string">
            <text:p>Gesamt</text:p>
          </table:table-cell>
          <table:table-cell table:formula="of:=SUM([.B3:.B11])" office:value-type="float" office:value="281">
            <text:p>281</text:p>
          </table:table-cell>
          <table:table-cell table:formula="of:=SUM([.C3:.C11])" office:value-type="float" office:value="253">
            <text:p>253</text:p>
          </table:table-cell>
          <table:table-cell/>
          <table:table-cell table:formula="of:=(100/[.B12])*[.C12]-100" office:value-type="float" office:value="-9.9644128113879">
            <text:p>-9,9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>
            <text:p>Arbeitslosen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Burgenland</text:p>
          </table:table-cell>
          <table:table-cell office:value-type="float" office:value="6244">
            <text:p>6.244</text:p>
          </table:table-cell>
          <table:table-cell office:value-type="float" office:value="7213">
            <text:p>7.213</text:p>
          </table:table-cell>
          <table:table-cell/>
          <table:table-cell table:formula="of:=(100/[.B16])*[.C16]-100" office:value-type="float" office:value="15.5188981422165">
            <text:p>15,52</text:p>
          </table:table-cell>
        </table:table-row>
        <table:table-row table:style-name="ro1">
          <table:table-cell office:value-type="string">
            <text:p>Kärnten</text:p>
          </table:table-cell>
          <table:table-cell office:value-type="float" office:value="16741">
            <text:p>16.741</text:p>
          </table:table-cell>
          <table:table-cell office:value-type="float" office:value="16254">
            <text:p>16.254</text:p>
          </table:table-cell>
          <table:table-cell/>
          <table:table-cell table:formula="of:=(100/[.B17])*[.C17]-100" office:value-type="float" office:value="-2.90902574517651">
            <text:p>-2,91</text:p>
          </table:table-cell>
        </table:table-row>
        <table:table-row table:style-name="ro1">
          <table:table-cell office:value-type="string">
            <text:p>Niederösterreich</text:p>
          </table:table-cell>
          <table:table-cell office:value-type="float" office:value="34768">
            <text:p>34.768</text:p>
          </table:table-cell>
          <table:table-cell office:value-type="float" office:value="35174">
            <text:p>35.174</text:p>
          </table:table-cell>
          <table:table-cell/>
          <table:table-cell table:formula="of:=(100/[.B18])*[.C18]-100" office:value-type="float" office:value="1.16774045098943">
            <text:p>1,17</text:p>
          </table:table-cell>
        </table:table-row>
        <table:table-row table:style-name="ro1">
          <table:table-cell office:value-type="string">
            <text:p>Oberösterreich</text:p>
          </table:table-cell>
          <table:table-cell office:value-type="float" office:value="29086">
            <text:p>29.086</text:p>
          </table:table-cell>
          <table:table-cell office:value-type="float" office:value="21654">
            <text:p>21.654</text:p>
          </table:table-cell>
          <table:table-cell/>
          <table:table-cell table:formula="of:=(100/[.B19])*[.C19]-100" office:value-type="float" office:value="-25.5518118682528">
            <text:p>-25,55</text:p>
          </table:table-cell>
        </table:table-row>
        <table:table-row table:style-name="ro1">
          <table:table-cell office:value-type="string">
            <text:p>Salzburg</text:p>
          </table:table-cell>
          <table:table-cell office:value-type="float" office:value="8926">
            <text:p>8.926</text:p>
          </table:table-cell>
          <table:table-cell office:value-type="float" office:value="9759">
            <text:p>9.759</text:p>
          </table:table-cell>
          <table:table-cell/>
          <table:table-cell table:formula="of:=(100/[.B20])*[.C20]-100" office:value-type="float" office:value="9.33228769885727">
            <text:p>9,33</text:p>
          </table:table-cell>
        </table:table-row>
        <table:table-row table:style-name="ro1">
          <table:table-cell office:value-type="string">
            <text:p>Steiermark</text:p>
          </table:table-cell>
          <table:table-cell office:value-type="float" office:value="36312">
            <text:p>36.312</text:p>
          </table:table-cell>
          <table:table-cell office:value-type="float" office:value="30896">
            <text:p>30.896</text:p>
          </table:table-cell>
          <table:table-cell/>
          <table:table-cell table:formula="of:=(100/[.B21])*[.C21]-100" office:value-type="float" office:value="-14.915179554968">
            <text:p>-14,92</text:p>
          </table:table-cell>
        </table:table-row>
        <table:table-row table:style-name="ro1">
          <table:table-cell office:value-type="string">
            <text:p>Tirol</text:p>
          </table:table-cell>
          <table:table-cell office:value-type="float" office:value="14952">
            <text:p>14.952</text:p>
          </table:table-cell>
          <table:table-cell office:value-type="float" office:value="16397">
            <text:p>16.397</text:p>
          </table:table-cell>
          <table:table-cell/>
          <table:table-cell table:formula="of:=(100/[.B22])*[.C22]-100" office:value-type="float" office:value="9.66425896201177">
            <text:p>9,66</text:p>
          </table:table-cell>
        </table:table-row>
        <table:table-row table:style-name="ro1">
          <table:table-cell office:value-type="string">
            <text:p>Vorarlberg</text:p>
          </table:table-cell>
          <table:table-cell office:value-type="float" office:value="7784">
            <text:p>7.784</text:p>
          </table:table-cell>
          <table:table-cell office:value-type="float" office:value="8421">
            <text:p>8.421</text:p>
          </table:table-cell>
          <table:table-cell/>
          <table:table-cell table:formula="of:=(100/[.B23])*[.C23]-100" office:value-type="float" office:value="8.18345323741008">
            <text:p>8,18</text:p>
          </table:table-cell>
        </table:table-row>
        <table:table-row table:style-name="ro1">
          <table:table-cell office:value-type="string">
            <text:p>Wien</text:p>
          </table:table-cell>
          <table:table-cell office:value-type="float" office:value="60129">
            <text:p>60.129</text:p>
          </table:table-cell>
          <table:table-cell office:value-type="float" office:value="66487">
            <text:p>66.487</text:p>
          </table:table-cell>
          <table:table-cell/>
          <table:table-cell table:formula="of:=(100/[.B24])*[.C24]-100" office:value-type="float" office:value="10.5739327113373">
            <text:p>10,57</text:p>
          </table:table-cell>
        </table:table-row>
        <table:table-row table:style-name="ro1">
          <table:table-cell office:value-type="string">
            <text:p>Gesamt</text:p>
          </table:table-cell>
          <table:table-cell table:formula="of:=SUM([.B16:.B24])" office:value-type="float" office:value="214942">
            <text:p>214.942</text:p>
          </table:table-cell>
          <table:table-cell table:formula="of:=SUM([.C16:.C24])" office:value-type="float" office:value="212255">
            <text:p>212.255</text:p>
          </table:table-cell>
          <table:table-cell/>
          <table:table-cell table:formula="of:=(100/[.B25])*[.C25]-100" office:value-type="float" office:value="-1.25010467940189">
            <text:p>-1,2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>
            <text:p>Bevölkerung Österreich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Burgenland</text:p>
          </table:table-cell>
          <table:table-cell office:value-type="float" office:value="276300">
            <text:p>276.300</text:p>
          </table:table-cell>
          <table:table-cell office:value-type="float" office:value="282172">
            <text:p>282.172</text:p>
          </table:table-cell>
          <table:table-cell/>
          <table:table-cell table:formula="of:=(100/[.B29])*[.C29]-100" office:value-type="float" office:value="2.12522620340209">
            <text:p>2,13</text:p>
          </table:table-cell>
        </table:table-row>
        <table:table-row table:style-name="ro1">
          <table:table-cell office:value-type="string">
            <text:p>Kärnten</text:p>
          </table:table-cell>
          <table:table-cell office:value-type="float" office:value="559735">
            <text:p>559.735</text:p>
          </table:table-cell>
          <table:table-cell office:value-type="float" office:value="560579">
            <text:p>560.579</text:p>
          </table:table-cell>
          <table:table-cell/>
          <table:table-cell table:formula="of:=(100/[.B30])*[.C30]-100" office:value-type="float" office:value="0.150785639633042">
            <text:p>0,15</text:p>
          </table:table-cell>
        </table:table-row>
        <table:table-row table:style-name="ro1">
          <table:table-cell office:value-type="string">
            <text:p>Niederösterreich</text:p>
          </table:table-cell>
          <table:table-cell office:value-type="float" office:value="1512388">
            <text:p>1.512.388</text:p>
          </table:table-cell>
          <table:table-cell office:value-type="float" office:value="1601183">
            <text:p>1.601.183</text:p>
          </table:table-cell>
          <table:table-cell/>
          <table:table-cell table:formula="of:=(100/[.B31])*[.C31]-100" office:value-type="float" office:value="5.87117855999917">
            <text:p>5,87</text:p>
          </table:table-cell>
        </table:table-row>
        <table:table-row table:style-name="ro1">
          <table:table-cell office:value-type="string">
            <text:p>Oberösterreich</text:p>
          </table:table-cell>
          <table:table-cell office:value-type="float" office:value="1355548">
            <text:p>1.355.548</text:p>
          </table:table-cell>
          <table:table-cell office:value-type="float" office:value="1409123">
            <text:p>1.409.123</text:p>
          </table:table-cell>
          <table:table-cell/>
          <table:table-cell table:formula="of:=(100/[.B32])*[.C32]-100" office:value-type="float" office:value="3.95227612744071">
            <text:p>3,95</text:p>
          </table:table-cell>
        </table:table-row>
        <table:table-row table:style-name="ro1">
          <table:table-cell office:value-type="string">
            <text:p>Salzburg</text:p>
          </table:table-cell>
          <table:table-cell office:value-type="float" office:value="503848">
            <text:p>503.848</text:p>
          </table:table-cell>
          <table:table-cell office:value-type="float" office:value="528276">
            <text:p>528.276</text:p>
          </table:table-cell>
          <table:table-cell/>
          <table:table-cell table:formula="of:=(100/[.B33])*[.C33]-100" office:value-type="float" office:value="4.8482875787936">
            <text:p>4,85</text:p>
          </table:table-cell>
        </table:table-row>
        <table:table-row table:style-name="ro1">
          <table:table-cell office:value-type="string">
            <text:p>Steiermark</text:p>
          </table:table-cell>
          <table:table-cell office:value-type="float" office:value="1186112">
            <text:p>1.186.112</text:p>
          </table:table-cell>
          <table:table-cell office:value-type="float" office:value="1206206">
            <text:p>1.206.206</text:p>
          </table:table-cell>
          <table:table-cell/>
          <table:table-cell table:formula="of:=(100/[.B34])*[.C34]-100" office:value-type="float" office:value="1.69410645874926">
            <text:p>1,69</text:p>
          </table:table-cell>
        </table:table-row>
        <table:table-row table:style-name="ro1">
          <table:table-cell office:value-type="string">
            <text:p>Tirol</text:p>
          </table:table-cell>
          <table:table-cell office:value-type="float" office:value="645858">
            <text:p>645.858</text:p>
          </table:table-cell>
          <table:table-cell office:value-type="float" office:value="702063">
            <text:p>702.063</text:p>
          </table:table-cell>
          <table:table-cell/>
          <table:table-cell table:formula="of:=(100/[.B35])*[.C35]-100" office:value-type="float" office:value="8.70237730275076">
            <text:p>8,70</text:p>
          </table:table-cell>
        </table:table-row>
        <table:table-row table:style-name="ro1">
          <table:table-cell office:value-type="string">
            <text:p>Vorarlberg</text:p>
          </table:table-cell>
          <table:table-cell office:value-type="float" office:value="339521">
            <text:p>339.521</text:p>
          </table:table-cell>
          <table:table-cell office:value-type="float" office:value="366777">
            <text:p>366.777</text:p>
          </table:table-cell>
          <table:table-cell/>
          <table:table-cell table:formula="of:=(100/[.B36])*[.C36]-100" office:value-type="float" office:value="8.02778031403065">
            <text:p>8,03</text:p>
          </table:table-cell>
        </table:table-row>
        <table:table-row table:style-name="ro1">
          <table:table-cell office:value-type="string">
            <text:p>Wien</text:p>
          </table:table-cell>
          <table:table-cell office:value-type="float" office:value="1549436">
            <text:p>1.549.436</text:p>
          </table:table-cell>
          <table:table-cell office:value-type="float" office:value="1680170">
            <text:p>1.680.170</text:p>
          </table:table-cell>
          <table:table-cell/>
          <table:table-cell table:formula="of:=(100/[.B37])*[.C37]-100" office:value-type="float" office:value="8.43752178211942">
            <text:p>8,44</text:p>
          </table:table-cell>
        </table:table-row>
        <table:table-row table:style-name="ro1">
          <table:table-cell office:value-type="string">
            <text:p>Gesamt</text:p>
          </table:table-cell>
          <table:table-cell table:formula="of:=SUM([.B29:.B37])" office:value-type="float" office:value="7928746">
            <text:p>7.928.746</text:p>
          </table:table-cell>
          <table:table-cell table:formula="of:=SUM([.C29:.C37])" office:value-type="float" office:value="8336549">
            <text:p>8.336.549</text:p>
          </table:table-cell>
          <table:table-cell/>
          <table:table-cell table:formula="of:=(100/[.B38])*[.C38]-100" office:value-type="float" office:value="5.143348014932">
            <text:p>5,14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>
            <text:p>Akademiker</text:p>
          </table:table-cell>
          <table:table-cell table:style-name="Default" office:value-type="float" office:value="91">
            <text:p>91</text:p>
          </table:table-cell>
          <table:table-cell table:style-name="ce5" office:value-type="float" office:value="2011">
            <text:p>201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6"/>
          <table:table-cell table:number-columns-repeated="2"/>
        </table:table-row>
        <table:table-row table:style-name="ro1">
          <table:table-cell office:value-type="string">
            <text:p>Burgenland</text:p>
          </table:table-cell>
          <table:table-cell office:value-type="float" office:value="7462">
            <text:p>7.462</text:p>
          </table:table-cell>
          <table:table-cell office:value-type="float" office:value="19209">
            <text:p>19.209</text:p>
          </table:table-cell>
          <table:table-cell/>
          <table:table-cell table:formula="of:=(100/[.B42])*[.C42]-100" office:value-type="float" office:value="157.424283034039">
            <text:p>157,42</text:p>
          </table:table-cell>
        </table:table-row>
        <table:table-row table:style-name="ro1">
          <table:table-cell office:value-type="string">
            <text:p>Kärnten</text:p>
          </table:table-cell>
          <table:table-cell office:value-type="float" office:value="19598">
            <text:p>19.598</text:p>
          </table:table-cell>
          <table:table-cell office:value-type="float" office:value="45591">
            <text:p>45.591</text:p>
          </table:table-cell>
          <table:table-cell/>
          <table:table-cell table:formula="of:=(100/[.B43])*[.C43]-100" office:value-type="float" office:value="132.630880702112">
            <text:p>132,63</text:p>
          </table:table-cell>
        </table:table-row>
        <table:table-row table:style-name="ro1">
          <table:table-cell office:value-type="string">
            <text:p>Niederösterreich</text:p>
          </table:table-cell>
          <table:table-cell office:value-type="float" office:value="49818">
            <text:p>49.818</text:p>
          </table:table-cell>
          <table:table-cell office:value-type="float" office:value="126556">
            <text:p>126.556</text:p>
          </table:table-cell>
          <table:table-cell/>
          <table:table-cell table:formula="of:=(100/[.B44])*[.C44]-100" office:value-type="float" office:value="154.036693564575">
            <text:p>154,04</text:p>
          </table:table-cell>
        </table:table-row>
        <table:table-row table:style-name="ro1">
          <table:table-cell office:value-type="string">
            <text:p>Oberösterreich</text:p>
          </table:table-cell>
          <table:table-cell office:value-type="float" office:value="45011">
            <text:p>45.011</text:p>
          </table:table-cell>
          <table:table-cell office:value-type="float" office:value="106035">
            <text:p>106.035</text:p>
          </table:table-cell>
          <table:table-cell/>
          <table:table-cell table:formula="of:=(100/[.B45])*[.C45]-100" office:value-type="float" office:value="135.575748150452">
            <text:p>135,58</text:p>
          </table:table-cell>
        </table:table-row>
        <table:table-row table:style-name="ro1">
          <table:table-cell office:value-type="string">
            <text:p>Salzburg</text:p>
          </table:table-cell>
          <table:table-cell office:value-type="float" office:value="21289">
            <text:p>21.289</text:p>
          </table:table-cell>
          <table:table-cell office:value-type="float" office:value="48977">
            <text:p>48.977</text:p>
          </table:table-cell>
          <table:table-cell/>
          <table:table-cell table:formula="of:=(100/[.B46])*[.C46]-100" office:value-type="float" office:value="130.057776316408">
            <text:p>130,06</text:p>
          </table:table-cell>
        </table:table-row>
        <table:table-row table:style-name="ro1">
          <table:table-cell office:value-type="string">
            <text:p>Steiermark</text:p>
          </table:table-cell>
          <table:table-cell office:value-type="float" office:value="45119">
            <text:p>45.119</text:p>
          </table:table-cell>
          <table:table-cell office:value-type="float" office:value="103219">
            <text:p>103.219</text:p>
          </table:table-cell>
          <table:table-cell/>
          <table:table-cell table:formula="of:=(100/[.B47])*[.C47]-100" office:value-type="float" office:value="128.770584454443">
            <text:p>128,77</text:p>
          </table:table-cell>
        </table:table-row>
        <table:table-row table:style-name="ro1">
          <table:table-cell office:value-type="string">
            <text:p>Tirol</text:p>
          </table:table-cell>
          <table:table-cell office:value-type="float" office:value="24908">
            <text:p>24.908</text:p>
          </table:table-cell>
          <table:table-cell office:value-type="float" office:value="61115">
            <text:p>61.115</text:p>
          </table:table-cell>
          <table:table-cell/>
          <table:table-cell table:formula="of:=(100/[.B48])*[.C48]-100" office:value-type="float" office:value="145.362935603019">
            <text:p>145,36</text:p>
          </table:table-cell>
        </table:table-row>
        <table:table-row table:style-name="ro1">
          <table:table-cell office:value-type="string">
            <text:p>Vorarlberg</text:p>
          </table:table-cell>
          <table:table-cell office:value-type="float" office:value="10722">
            <text:p>10.722</text:p>
          </table:table-cell>
          <table:table-cell office:value-type="float" office:value="27385">
            <text:p>27.385</text:p>
          </table:table-cell>
          <table:table-cell/>
          <table:table-cell table:formula="of:=(100/[.B49])*[.C49]-100" office:value-type="float" office:value="155.409438537586">
            <text:p>155,41</text:p>
          </table:table-cell>
        </table:table-row>
        <table:table-row table:style-name="ro1">
          <table:table-cell office:value-type="string">
            <text:p>Wien</text:p>
          </table:table-cell>
          <table:table-cell office:value-type="float" office:value="107845">
            <text:p>107.845</text:p>
          </table:table-cell>
          <table:table-cell office:value-type="float" office:value="250234">
            <text:p>250.234</text:p>
          </table:table-cell>
          <table:table-cell/>
          <table:table-cell table:formula="of:=(100/[.B50])*[.C50]-100" office:value-type="float" office:value="132.03115582549">
            <text:p>132,03</text:p>
          </table:table-cell>
        </table:table-row>
        <table:table-row table:style-name="ro1">
          <table:table-cell office:value-type="string">
            <text:p>Gesamt</text:p>
          </table:table-cell>
          <table:table-cell table:formula="of:=SUM([.B42:.B50])" office:value-type="float" office:value="331772">
            <text:p>331.772</text:p>
          </table:table-cell>
          <table:table-cell table:formula="of:=SUM([.C42:.C50])" office:value-type="float" office:value="788321">
            <text:p>788.321</text:p>
          </table:table-cell>
          <table:table-cell/>
          <table:table-cell table:formula="of:=(100/[.B51])*[.C51]-100" office:value-type="float" office:value="137.609261782188">
            <text:p>137,6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string">
            <text:p>Ausländische Arbeiter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>
            <text:p>Burgenland</text:p>
          </table:table-cell>
          <table:table-cell table:style-name="ce4" office:value-type="float" office:value="660">
            <text:p>660</text:p>
          </table:table-cell>
          <table:table-cell office:value-type="float" office:value="12793">
            <text:p>12.793</text:p>
          </table:table-cell>
          <table:table-cell/>
          <table:table-cell table:formula="of:=(100/[.B55])*[.C55]-100" office:value-type="float" office:value="1838.33333333333">
            <text:p>1838,33</text:p>
          </table:table-cell>
        </table:table-row>
        <table:table-row table:style-name="ro1">
          <table:table-cell office:value-type="string">
            <text:p>Kärnten</text:p>
          </table:table-cell>
          <table:table-cell office:value-type="float" office:value="3905">
            <text:p>3.905</text:p>
          </table:table-cell>
          <table:table-cell office:value-type="float" office:value="17779">
            <text:p>17.779</text:p>
          </table:table-cell>
          <table:table-cell/>
          <table:table-cell table:formula="of:=(100/[.B56])*[.C56]-100" office:value-type="float" office:value="355.288092189501">
            <text:p>355,29</text:p>
          </table:table-cell>
        </table:table-row>
        <table:table-row table:style-name="ro1">
          <table:table-cell office:value-type="string">
            <text:p>Niederösterreich</text:p>
          </table:table-cell>
          <table:table-cell office:value-type="float" office:value="14897">
            <text:p>14.897</text:p>
          </table:table-cell>
          <table:table-cell office:value-type="float" office:value="64604">
            <text:p>64.604</text:p>
          </table:table-cell>
          <table:table-cell/>
          <table:table-cell table:formula="of:=(100/[.B57])*[.C57]-100" office:value-type="float" office:value="333.671208968249">
            <text:p>333,67</text:p>
          </table:table-cell>
        </table:table-row>
        <table:table-row table:style-name="ro1">
          <table:table-cell office:value-type="string">
            <text:p>Oberösterreich</text:p>
          </table:table-cell>
          <table:table-cell office:value-type="float" office:value="12390">
            <text:p>12.390</text:p>
          </table:table-cell>
          <table:table-cell office:value-type="float" office:value="57368">
            <text:p>57.368</text:p>
          </table:table-cell>
          <table:table-cell/>
          <table:table-cell table:formula="of:=(100/[.B58])*[.C58]-100" office:value-type="float" office:value="363.018563357546">
            <text:p>363,02</text:p>
          </table:table-cell>
        </table:table-row>
        <table:table-row table:style-name="ro1">
          <table:table-cell office:value-type="string">
            <text:p>Salzburg</text:p>
          </table:table-cell>
          <table:table-cell office:value-type="float" office:value="11421">
            <text:p>11.421</text:p>
          </table:table-cell>
          <table:table-cell office:value-type="float" office:value="35346">
            <text:p>35.346</text:p>
          </table:table-cell>
          <table:table-cell/>
          <table:table-cell table:formula="of:=(100/[.B59])*[.C59]-100" office:value-type="float" office:value="209.482532177568">
            <text:p>209,48</text:p>
          </table:table-cell>
        </table:table-row>
        <table:table-row table:style-name="ro1">
          <table:table-cell office:value-type="string">
            <text:p>Steiermark</text:p>
          </table:table-cell>
          <table:table-cell office:value-type="float" office:value="5492">
            <text:p>5.492</text:p>
          </table:table-cell>
          <table:table-cell office:value-type="float" office:value="36165">
            <text:p>36.165</text:p>
          </table:table-cell>
          <table:table-cell/>
          <table:table-cell table:formula="of:=(100/[.B60])*[.C60]-100" office:value-type="float" office:value="558.503277494538">
            <text:p>558,50</text:p>
          </table:table-cell>
        </table:table-row>
        <table:table-row table:style-name="ro1">
          <table:table-cell office:value-type="string">
            <text:p>Tirol</text:p>
          </table:table-cell>
          <table:table-cell office:value-type="float" office:value="11195">
            <text:p>11.195</text:p>
          </table:table-cell>
          <table:table-cell office:value-type="float" office:value="45110">
            <text:p>45.110</text:p>
          </table:table-cell>
          <table:table-cell/>
          <table:table-cell table:formula="of:=(100/[.B61])*[.C61]-100" office:value-type="float" office:value="302.947744528807">
            <text:p>302,95</text:p>
          </table:table-cell>
        </table:table-row>
        <table:table-row table:style-name="ro1">
          <table:table-cell office:value-type="string">
            <text:p>Vorarlberg</text:p>
          </table:table-cell>
          <table:table-cell office:value-type="float" office:value="14918">
            <text:p>14.918</text:p>
          </table:table-cell>
          <table:table-cell office:value-type="float" office:value="28483">
            <text:p>28.483</text:p>
          </table:table-cell>
          <table:table-cell/>
          <table:table-cell table:formula="of:=(100/[.B62])*[.C62]-100" office:value-type="float" office:value="90.9304196272959">
            <text:p>90,93</text:p>
          </table:table-cell>
        </table:table-row>
        <table:table-row table:style-name="ro1">
          <table:table-cell office:value-type="string">
            <text:p>Wien</text:p>
          </table:table-cell>
          <table:table-cell office:value-type="float" office:value="63832">
            <text:p>63.832</text:p>
          </table:table-cell>
          <table:table-cell office:value-type="float" office:value="142413">
            <text:p>142.413</text:p>
          </table:table-cell>
          <table:table-cell/>
          <table:table-cell table:formula="of:=(100/[.B63])*[.C63]-100" office:value-type="float" office:value="123.105965659857">
            <text:p>123,11</text:p>
          </table:table-cell>
        </table:table-row>
        <table:table-row table:style-name="ro1">
          <table:table-cell office:value-type="string">
            <text:p>Gesamt</text:p>
          </table:table-cell>
          <table:table-cell table:formula="of:=SUM([.B55:.B63])" office:value-type="float" office:value="138710">
            <text:p>138.710</text:p>
          </table:table-cell>
          <table:table-cell table:formula="of:=SUM([.C55:.C63])" office:value-type="float" office:value="440061">
            <text:p>440.061</text:p>
          </table:table-cell>
          <table:table-cell/>
          <table:table-cell table:formula="of:=(100/[.B64])*[.C64]-100" office:value-type="float" office:value="217.25254127316">
            <text:p>217,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9.01.2017</text:date>, <text:time>23:50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23:50:02.44</dc:date>
    <meta:generator>OpenOffice/4.1.3$Win32 OpenOffice.org_project/413m1$Build-9783</meta:generator>
    <meta:editing-duration>PT1H42M23S</meta:editing-duration>
    <meta:editing-cycles>4</meta:editing-cycles>
    <meta:document-statistic meta:table-count="1" meta:cell-count="210" meta:object-count="0"/>
  </office:meta>
</office:document-meta>
</file>